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eaf3" officeooo:paragraph-rsid="0008eaf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af3" officeooo:paragraph-rsid="0008eaf3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08eaf3" officeooo:paragraph-rsid="0008eaf3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rsid="0008eaf3" officeooo:paragraph-rsid="0008eaf3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font-weight="normal" officeooo:rsid="0008eaf3" officeooo:paragraph-rsid="0008eaf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7955" officeooo:paragraph-rsid="000a795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8eaf3" officeooo:paragraph-rsid="0008eaf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8eaf3" officeooo:paragraph-rsid="0008eaf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0a7955" officeooo:paragraph-rsid="000a795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a7955" officeooo:paragraph-rsid="000a79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bold" officeooo:rsid="000a7955" officeooo:paragraph-rsid="000a7955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normal" fo:font-weight="bold" officeooo:rsid="000a7955" officeooo:paragraph-rsid="000a7955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fd9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add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TP</text:p>
      <text:p text:style-name="P7"/>
      <text:p text:style-name="P7">Objetivos:</text:p>
      <text:list xml:id="list40125507" text:style-name="L1">
        <text:list-item>
          <text:p text:style-name="P3">Compartir sistemas de archivos y permitir su manejo remotamente.</text:p>
        </text:list-item>
        <text:list-item>
          <text:p text:style-name="P3">Mantener la independencia entre el tipo de sistema de archivo propio del nodo cliente y del nodo servidor</text:p>
        </text:list-item>
        <text:list-item>
          <text:p text:style-name="P3">Realizar transferencias de datos efectivamente</text:p>
        </text:list-item>
      </text:list>
      <text:p text:style-name="P2"/>
      <text:p text:style-name="P7">Procesos involucrados:</text:p>
      <text:list xml:id="list3685954083" text:style-name="L2">
        <text:list-item>
          <text:p text:style-name="P4">Cliente. Proporciona una interfaz de usuario.</text:p>
        </text:list-item>
        <text:list-item>
          <text:p text:style-name="P4">Servidor. Realiza las operaciones en el sistema de archivo.</text:p>
        </text:list-item>
      </text:list>
      <text:p text:style-name="P2"/>
      <text:p text:style-name="P7">FTP funicona sobre TCP, puerto 21.</text:p>
      <text:p text:style-name="P2"/>
      <text:p text:style-name="P2"/>
      <text:p text:style-name="P8">Operación</text:p>
      <text:p text:style-name="P7">Tipos de conexión:</text:p>
      <text:list xml:id="list2176737450" text:style-name="L3">
        <text:list-item>
          <text:p text:style-name="P5">Conexión de control. Puerto 21 en el servidor.</text:p>
        </text:list-item>
        <text:list-item>
          <text:p text:style-name="P5">Conexión de datos. Puede usar puerto 20 en el servidor.</text:p>
        </text:list-item>
      </text:list>
      <text:p text:style-name="P2"/>
      <text:p text:style-name="P2"/>
      <text:p text:style-name="P9">Modos activo y pasivo</text:p>
      <text:p text:style-name="P6">Cliente siempre inicia la conexión de control, el servidor debe estar escuchando <text:span text:style-name="T6">(puerto 21)</text:span>. Pero, la conexión de datos puede ser iniciada tanto por el cliente como por el servidor:</text:p>
      <text:p text:style-name="P6"/>
      <text:p text:style-name="P10">Modo activo</text:p>
      <text:p text:style-name="P10"><text:span text:style-name="T1">La conexión de datos es iniciada por el servidor. Primero el cliente informará al servidor sobre el puerto de destino (mayor que 1024). Puerto 20 usado en servidor.</text:span></text:p>
      <text:p text:style-name="P10"><text:span text:style-name="T1"/></text:p>
      <text:p text:style-name="P10">Modo pasivo</text:p>
      <text:p text:style-name="P10"><text:span text:style-name="T1">La conexión de datos es iniciada por el cliente. El cliente debe informar sus intenciones con el modo </text:span><text:span text:style-name="T3">passive</text:span><text:span text:style-name="T5">. El servidor informa al cliente sobre el puerto de destino (mayor que 1024).</text:span></text:p>
      <text:p text:style-name="P10"><text:span text:style-name="T5"/></text:p>
      <text:p text:style-name="P10"><text:span text:style-name="T5"/></text:p>
      <text:p text:style-name="P9"><text:span text:style-name="T4">Modo ASCII y binario</text:span></text:p>
      <text:p text:style-name="P11">Tipos de transferencia:</text:p>
      <text:list xml:id="list2914801029" text:style-name="L4">
        <text:list-item>
          <text:p text:style-name="P12"><text:span text:style-name="T1">Transferencia binaria. </text:span><text:span text:style-name="T2">Los bits del archivo se transfieren sin aplicar transformación. (Cualquier tipo de archivo).</text:span></text:p>
        </text:list-item>
        <text:list-item>
          <text:p text:style-name="P12"><text:span text:style-name="T1">Transferencia ASCII. </text:span><text:span text:style-name="T2">El servidor puede realizar algunas transformaciones. (Solo archivos de texto ASCII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7T18:44:57.184000000</meta:creation-date>
    <dc:date>2019-12-17T19:18:45.161000000</dc:date>
    <meta:editing-duration>PT13M16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3" meta:word-count="221" meta:character-count="1363" meta:non-whitespace-character-count="1174"/>
  </office:meta>
</office:document-meta>
</file>